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JMeterEngin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JMeterEngineImpl.setProperties( Properti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JMeterEngineImpl.RemoteJMeterEngineImpl(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JMeterEngineImpl.init( int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moteJMeterEngineImpl.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JMeterEngineImpl.RemoteJMeterEngin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JMeterEngineImpl.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JMeterEngineImpl.configure( HashTree test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JMeterEngineImpl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JMeterEngineImpl.stop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